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T1" style:family="text">
      <style:text-properties officeooo:rsid="001a9808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kip to content</text:p>
      <text:p text:style-name="Standard">You said:</text:p>
      <text:p text:style-name="Standard">give me learn plan for next 1 month with pratices things with topics i already working in laravel</text:p>
      <text:p text:style-name="Standard">from last 5 years and want to learn react js from scarthc</text:p>
      <text:p text:style-name="Standard">ChatGPT said:</text:p>
      <text:p text:style-name="Standard">Great! Since you already have 5 years of experience with Laravel, you're likely comfortable with modern web development concepts, RESTful APIs, MVC architecture, and backend logic. That will make your React journey much smoother.</text:p>
      <text:p text:style-name="Standard"/>
      <text:p text:style-name="Standard">Here’s a 1-month learning plan to go from scratch to building full-stack apps using React + Laravel. This plan includes daily topics, practice tasks, and project ideas.</text:p>
      <text:p text:style-name="Standard"/>
      <text:p text:style-name="Standard">🗓️ Week 1: React Fundamentals</text:p>
      <text:p text:style-name="Standard">📌 Goals:</text:p>
      <text:p text:style-name="Standard">Understand the basics of React</text:p>
      <text:p text:style-name="Standard"/>
      <text:p text:style-name="Standard">Build confidence with JSX, components, props, and state</text:p>
      <text:p text:style-name="Standard"/>
      <text:p text:style-name="Standard">Day<text:tab/>Topics<text:tab/>Practice</text:p>
      <text:p text:style-name="Standard">1<text:tab/>What is React? JSX, Components<text:tab/>Install React using Vite or CRA, Create first component</text:p>
      <text:p text:style-name="Standard">2<text:tab/>Functional Components, Props<text:tab/>Build a UserCard component that takes name, email as props</text:p>
      <text:p text:style-name="Standard">3<text:tab/>State, useState Hook<text:tab/>Create a counter or to-do list with useState</text:p>
      <text:p text:style-name="Standard">4<text:tab/>Event Handling<text:tab/>Add buttons to your counter or to-do list with events</text:p>
      <text:p text:style-name="Standard">5<text:tab/>Conditional Rendering &amp; Lists<text:tab/>Show/hide elements, render a list of items using .map()</text:p>
      <text:p text:style-name="Standard">6<text:tab/>Forms and Two-Way Binding<text:tab/>Build a simple form and handle inputs using useState</text:p>
      <text:p text:style-name="Standard">7<text:tab/>Recap + Mini Project<text:tab/>Project: Simple To-Do App or Contact Manager</text:p>
      <text:p text:style-name="Standard">🗓️ Week 2: React Intermediate Concepts</text:p>
      <text:p text:style-name="Standard">📌 Goals:</text:p>
      <text:p text:style-name="Standard">Deepen your understanding of React hooks, components, and structure</text:p>
      <text:p text:style-name="Standard"/>
      <text:p text:style-name="Standard">Start thinking in components</text:p>
      <text:p text:style-name="Standard"/>
      <text:p text:style-name="Standard">Day<text:tab/>Topics<text:tab/>Practice</text:p>
      <text:p text:style-name="Standard">8<text:tab/>useEffect Hook<text:tab/>Fetch dummy data from JSONPlaceholder</text:p>
      <text:p text:style-name="Standard">9<text:tab/>Component Lifecycle<text:tab/>Log messages on mount/unmount with useEffect</text:p>
      <text:p text:style-name="Standard">10<text:tab/>Lifting State Up<text:tab/>Parent-child communication via props</text:p>
      <text:p text:style-name="Standard">11<text:tab/>React Fragments, Keys<text:tab/>Break To-Do into multiple components</text:p>
      <text:p text:style-name="Standard">12<text:tab/>Conditional Styling<text:tab/>Style your components dynamically based on state</text:p>
      <text:p text:style-name="Standard">13<text:tab/>Folder Structure, Best Practices<text:tab/>Refactor To-Do App with better structure</text:p>
      <text:p text:style-name="Standard">14<text:tab/>Recap + Mini Project<text:tab/>Project: Blog Post Viewer (fetch, display posts &amp; comments)</text:p>
      <text:p text:style-name="Standard">🗓️ Week 3: React Advanced &amp; Laravel Integration</text:p>
      <text:p text:style-name="Standard">📌 Goals:</text:p>
      <text:p text:style-name="Standard">Use external APIs</text:p>
      <text:p text:style-name="Standard"/>
      <text:p text:style-name="Standard">Learn routing, context, and start integrating with Laravel backend</text:p>
      <text:p text:style-name="Standard"/>
      <text:p text:style-name="Standard">Day<text:tab/>Topics<text:tab/>Practice</text:p>
      <text:p text:style-name="Standard">15<text:tab/>React Router (v6)<text:tab/>Set up a multi-page app (Home, About, Contact)</text:p>
      <text:p text:style-name="Standard">16<text:tab/>Custom Hooks<text:tab/>Build a useFetch() custom hook</text:p>
      <text:p text:style-name="Standard">17<text:tab/>Context API<text:tab/>Use global state to manage auth or theme</text:p>
      <text:p text:style-name="Standard">18<text:tab/>Laravel API Setup<text:tab/>Set up Laravel API with Sanctum or Passport</text:p>
      <text:p text:style-name="Standard"><text:soft-page-break/>19<text:tab/>Axios &amp; React to Laravel<text:tab/>Connect React to your Laravel API</text:p>
      <text:p text:style-name="Standard">20<text:tab/>Auth: Login / Register<text:tab/>Basic login flow using JWT/Sanctum</text:p>
      <text:p text:style-name="Standard">21<text:tab/>Recap + Mini Project<text:tab/>Project: Full Auth App (Laravel API + React Frontend)</text:p>
      <text:p text:style-name="Standard">🗓️ Week 4: Real World App &amp; Deployment</text:p>
      <text:p text:style-name="Standard">📌 Goals:</text:p>
      <text:p text:style-name="Standard">Build a real full-stack app</text:p>
      <text:p text:style-name="Standard"/>
      <text:p text:style-name="Standard">Learn basic deployment and testing</text:p>
      <text:p text:style-name="Standard"/>
      <text:p text:style-name="Standard">Day<text:tab/>Topics<text:tab/>Practice</text:p>
      <text:p text:style-name="Standard">22<text:tab/>Plan Full-Stack Project<text:tab/>E.g., Blog App, Task Manager, CRM</text:p>
      <text:p text:style-name="Standard">23–26<text:tab/>Build Full-Stack Project<text:tab/>React frontend, Laravel backend (CRUD, Auth, Routing)</text:p>
      <text:p text:style-name="Standard">27<text:tab/>Polish UI<text:tab/>Add TailwindCSS, Bootstrap or Material UI</text:p>
      <text:p text:style-name="Standard">28<text:tab/>Form Validation<text:tab/>Use Laravel &amp; client-side validation</text:p>
      <text:p text:style-name="Standard">29<text:tab/>Deployment<text:tab/>Host Laravel API (Laravel Forge or Render), Vercel/Netlify for React</text:p>
      <text:p text:style-name="Standard">30<text:tab/>Recap + Review<text:tab/>Final testing, bug fix, clean code, push to GitHub</text:p>
      <text:p text:style-name="Standard">🎯 Final Project Ideas</text:p>
      <text:p text:style-name="Standard">Task Management System</text:p>
      <text:p text:style-name="Standard"/>
      <text:p text:style-name="Standard">Blog Platform with Admin Panel</text:p>
      <text:p text:style-name="Standard"/>
      <text:p text:style-name="Standard">E-commerce Storefront (React) + Admin Dashboard (Laravel)</text:p>
      <text:p text:style-name="Standard"/>
      <text:p text:style-name="Standard">Client Tracker or CRM</text:p>
      <text:p text:style-name="Standard"/>
      <text:p text:style-name="Standard">🔧 Tools You’ll Use:</text:p>
      <text:p text:style-name="Standard">React (Vite or CRA)</text:p>
      <text:p text:style-name="Standard"/>
      <text:p text:style-name="Standard">Axios / Fetch API</text:p>
      <text:p text:style-name="Standard"/>
      <text:p text:style-name="Standard">React Router</text:p>
      <text:p text:style-name="Standard"/>
      <text:p text:style-name="Standard">Laravel API (Sanctum or Passport)</text:p>
      <text:p text:style-name="Standard"/>
      <text:p text:style-name="Standard">Tailwind / Bootstrap</text:p>
      <text:p text:style-name="Standard"/>
      <text:p text:style-name="Standard">Vercel / Netlify / Render / Laravel Forge</text:p>
      <text:p text:style-name="Standard"/>
      <text:p text:style-name="Standard">If you’d like, I can generate a Notion-ready version, printable PDF, or set this up as a GitHub README learning tracker.</text:p>
      <text:p text:style-name="Standard"/>
      <text:p text:style-name="Standard">Would you like that?</text:p>
      <text:p text:style-name="Standard"/>
      <text:p text:style-name="Standard"/>
      <text:h text:style-name="Heading_20_4" text:outline-level="4">1. <text:span text:style-name="Strong_20_Emphasis">Setup React Project (Recommended: Vite)</text:span></text:h>
      <text:p text:style-name="Preformatted_20_Text">bash</text:p>
      <text:p text:style-name="Preformatted_20_Text">CopyEdit</text:p>
      <text:p text:style-name="P1"><text:span text:style-name="Source_20_Text">npm create vite@latest my-react-app -- --template react</text:span></text:p>
      <text:p text:style-name="P1"><text:span text:style-name="Source_20_Text">cd my-react-app</text:span></text:p>
      <text:p text:style-name="P1"><text:span text:style-name="Source_20_Text">npm install</text:span></text:p>
      <text:p text:style-name="P2"><text:span text:style-name="Source_20_Text">npm run dev</text:span></text:p>
      <text:h text:style-name="Heading_20_4" text:outline-level="4"><text:soft-page-break/>2. <text:span text:style-name="Strong_20_Emphasis">Your First Component: </text:span><text:span text:style-name="Strong_20_Emphasis"><text:span text:style-name="Source_20_Text">HelloWorld.jsx</text:span></text:span></text:h>
      <text:p text:style-name="P1"><text:span text:style-name="Source_20_Text">import React from 'react';</text:span></text:p>
      <text:p text:style-name="P1"/>
      <text:p text:style-name="P1"><text:span text:style-name="Source_20_Text">function HelloWorld() {</text:span></text:p>
      <text:p text:style-name="P1"><text:span text:style-name="Source_20_Text"><text:s text:c="2"/>return (</text:span></text:p>
      <text:p text:style-name="P1"><text:span text:style-name="Source_20_Text"><text:s text:c="4"/>&lt;div&gt;</text:span></text:p>
      <text:p text:style-name="P1"><text:span text:style-name="Source_20_Text"><text:s text:c="6"/>&lt;h1&gt;Hello, React World!&lt;/h1&gt;</text:span></text:p>
      <text:p text:style-name="P1"><text:span text:style-name="Source_20_Text"><text:s text:c="6"/>&lt;p&gt;This is your first component.&lt;/p&gt;</text:span></text:p>
      <text:p text:style-name="P1"><text:span text:style-name="Source_20_Text"><text:s text:c="4"/>&lt;/div&gt;</text:span></text:p>
      <text:p text:style-name="P1"><text:span text:style-name="Source_20_Text"><text:s text:c="2"/>);</text:span></text:p>
      <text:p text:style-name="P1"><text:span text:style-name="Source_20_Text">}</text:span></text:p>
      <text:p text:style-name="P1"/>
      <text:p text:style-name="P2"><text:span text:style-name="Source_20_Text">export default HelloWorld;</text:span></text:p>
      <text:p text:style-name="Standard"/>
      <text:h text:style-name="Heading_20_4" text:outline-level="4">3. <text:span text:style-name="Strong_20_Emphasis">Use it in App.jsx</text:span></text:h>
      <text:p text:style-name="P1"><text:span text:style-name="Source_20_Text">import React from 'react';</text:span></text:p>
      <text:p text:style-name="P1"><text:span text:style-name="Source_20_Text">import HelloWorld from './components/HelloWorld';</text:span></text:p>
      <text:p text:style-name="P1"/>
      <text:p text:style-name="P1"><text:span text:style-name="Source_20_Text">function App() {</text:span></text:p>
      <text:p text:style-name="P1"><text:span text:style-name="Source_20_Text"><text:s text:c="2"/>return (</text:span></text:p>
      <text:p text:style-name="P1"><text:span text:style-name="Source_20_Text"><text:s text:c="4"/>&lt;div&gt;</text:span></text:p>
      <text:p text:style-name="P1"><text:span text:style-name="Source_20_Text"><text:s text:c="6"/>&lt;HelloWorld /&gt;</text:span></text:p>
      <text:p text:style-name="P1"><text:span text:style-name="Source_20_Text"><text:s text:c="4"/>&lt;/div&gt;</text:span></text:p>
      <text:p text:style-name="P1"><text:span text:style-name="Source_20_Text"><text:s text:c="2"/>);</text:span></text:p>
      <text:p text:style-name="P1"><text:span text:style-name="Source_20_Text">}</text:span></text:p>
      <text:p text:style-name="P1"/>
      <text:p text:style-name="P2"><text:span text:style-name="Source_20_Text">export default App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9T22:09:46.200791661</meta:creation-date>
    <dc:date>2025-05-19T22:17:19.180648812</dc:date>
    <meta:editing-duration>PT7M34S</meta:editing-duration>
    <meta:editing-cycles>1</meta:editing-cycles>
    <meta:document-statistic meta:table-count="0" meta:image-count="0" meta:object-count="0" meta:page-count="3" meta:paragraph-count="97" meta:word-count="656" meta:character-count="4022" meta:non-whitespace-character-count="3423"/>
    <meta:generator>LibreOffice/6.4.7.2$Linux_X86_64 LibreOffice_project/40$Build-2</meta:generator>
  </office:meta>
</office:document-meta>
</file>